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1</mn>
      <mspace width="0.5em"/>
      <mtext>W</mtext>
      <mrow>
        <mspace width="2em"/>
        <mo stretchy="false">=</mo>
        <mspace width="2em"/>
      </mrow>
      <mn>1</mn>
      <mspace width="0.5em"/>
      <mfrac>
        <mtext>J</mtext>
        <mtext>s</mtext>
      </mfrac>
      <mrow>
        <mspace width="2em"/>
        <mo stretchy="false">=</mo>
        <mspace width="2em"/>
      </mrow>
      <mn>1</mn>
      <mspace width="0.5em"/>
      <mfrac>
        <mrow>
          <mtext>kg</mtext>
          <mrow>
            <mspace width="2em"/>
            <mo stretchy="false">⋅</mo>
            <mspace width="2em"/>
          </mrow>
          <msup>
            <mtext>m</mtext>
            <mn>2</mn>
          </msup>
        </mrow>
        <msup>
          <mtext>s</mtext>
          <mn>3</mn>
        </msup>
      </mfrac>
    </mrow>
    <annotation encoding="StarMath 5.0">alignc 1 ` "W" ~=~ 1 ` "J" over "s" ~=~ 1 ` {"kg" ~cdot~ "m"^2} over {"s"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03:49.835000000</meta:creation-date>
    <dc:date>2015-03-04T12:07:48.211000000</dc:date>
    <meta:editing-duration>PT1M59S</meta:editing-duration>
    <meta:editing-cycles>3</meta:editing-cycles>
    <meta:generator>LibreOffice/4.3.4.1$Windows_x86 LibreOffice_project/bc356b2f991740509f321d70e4512a6a54c5f243</meta:generator>
  </office:meta>
</office:document-meta>
</file>